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6" style:family="table">
      <style:table-properties style:width="16.071cm" table:align="center" style:writing-mode="lr-tb"/>
    </style:style>
    <style:style style:name="Tableau16.A" style:family="table-column">
      <style:table-column-properties style:column-width="3.353cm"/>
    </style:style>
    <style:style style:name="Tableau16.B" style:family="table-column">
      <style:table-column-properties style:column-width="2.448cm"/>
    </style:style>
    <style:style style:name="Tableau16.C" style:family="table-column">
      <style:table-column-properties style:column-width="10.269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6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6.3" style:family="table-row">
      <style:table-row-properties fo:keep-together="always"/>
    </style:style>
    <style:style style:name="Tableau17" style:family="table">
      <style:table-properties style:width="15.78cm" fo:margin-left="0.095cm" fo:margin-right="0.125cm" table:align="margins" style:writing-mode="lr-tb"/>
    </style:style>
    <style:style style:name="Tableau17.A" style:family="table-column">
      <style:table-column-properties style:column-width="2.623cm" style:rel-column-width="10893*"/>
    </style:style>
    <style:style style:name="Tableau17.B" style:family="table-column">
      <style:table-column-properties style:column-width="2.471cm" style:rel-column-width="10263*"/>
    </style:style>
    <style:style style:name="Tableau17.C" style:family="table-column">
      <style:table-column-properties style:column-width="10.686cm" style:rel-column-width="44379*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7.3" style:family="table-row">
      <style:table-row-properties fo:keep-together="always"/>
    </style:style>
    <style:style style:name="Tableau17.B3.1" style:family="table-column">
      <style:table-column-properties style:column-width="2.469cm" style:rel-column-width="10257*"/>
    </style:style>
    <style:style style:name="Tableau17.B3.2" style:family="table-column">
      <style:table-column-properties style:column-width="10.687cm" style:rel-column-width="44385*"/>
    </style:style>
    <style:style style:name="Tableau18" style:family="table" style:master-page-name="Landscape">
      <style:table-properties style:width="25.603cm" fo:margin-left="0.095cm" fo:margin-right="0cm" style:page-number="auto" table:align="margins" style:writing-mode="lr-tb"/>
    </style:style>
    <style:style style:name="Tableau18.A" style:family="table-column">
      <style:table-column-properties style:column-width="4.239cm" style:rel-column-width="10849*"/>
    </style:style>
    <style:style style:name="Tableau18.B" style:family="table-column">
      <style:table-column-properties style:column-width="3.196cm" style:rel-column-width="8181*"/>
    </style:style>
    <style:style style:name="Tableau18.C" style:family="table-column">
      <style:table-column-properties style:column-width="18.168cm" style:rel-column-width="46505*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2" style:family="table-row">
      <style:table-row-properties fo:keep-together="always"/>
    </style:style>
    <style:style style:name="Tableau1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B2.1" style:family="table-column">
      <style:table-column-properties style:column-width="3.194cm" style:rel-column-width="8177*"/>
    </style:style>
    <style:style style:name="Tableau18.B2.2" style:family="table-column">
      <style:table-column-properties style:column-width="18.17cm" style:rel-column-width="46509*"/>
    </style:style>
    <style:style style:name="Tableau18.B2.2.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8.B2.3" style:family="table-row">
      <style:table-row-properties style:min-row-height="2.773cm" fo:keep-together="always"/>
    </style:style>
    <style:style style:name="Tableau1" style:family="table">
      <style:table-properties style:width="25.603cm" fo:margin-left="0.095cm" fo:margin-right="0cm" table:align="margins" style:writing-mode="lr-tb"/>
    </style:style>
    <style:style style:name="Tableau1.A" style:family="table-column">
      <style:table-column-properties style:column-width="4.239cm" style:rel-column-width="10849*"/>
    </style:style>
    <style:style style:name="Tableau1.B" style:family="table-column">
      <style:table-column-properties style:column-width="3.196cm" style:rel-column-width="8181*"/>
    </style:style>
    <style:style style:name="Tableau1.C" style:family="table-column">
      <style:table-column-properties style:column-width="18.168cm" style:rel-column-width="4650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="0cm" fo:border-left="none" fo:border-right="none" fo:border-top="0.06pt solid #000000" fo:border-bottom="none" style:shadow="none"/>
    </style:style>
    <style:style style:name="P2" style:family="paragraph" style:parent-style-name="Footer">
      <style:paragraph-properties fo:padding="0cm" fo:border-left="none" fo:border-right="none" fo:border-top="0.06pt solid #000000" fo:border-bottom="none" style:shadow="none"/>
      <style:text-properties officeooo:paragraph-rsid="00175f87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officeooo:rsid="0005ac34" officeooo:paragraph-rsid="0005ac34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05019" style:font-size-asian="10pt" style:font-style-asian="italic" style:font-name-complex="Arial" style:font-size-complex="10pt" style:font-style-complex="italic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officeooo:paragraph-rsid="00205019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247d4" officeooo:paragraph-rsid="002247d4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3dbd2" officeooo:paragraph-rsid="0023dbd2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 style:shadow="#808080 0.101cm 0.101cm"/>
    </style:style>
    <style:style style:name="P17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.049cm" fo:border="0.06pt solid #000000" style:shadow="#808080 0.101cm 0.101cm"/>
    </style:style>
    <style:style style:name="P18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16a71" style:font-size-asian="10pt" style:font-style-asian="italic" style:font-name-complex="Arial" style:font-size-complex="10pt" style:font-style-complex="italic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27c1f" style:font-size-asian="10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41de0" style:font-size-asian="10pt" style:font-style-asian="italic" style:font-name-complex="Arial" style:font-size-complex="10pt" style:font-style-complex="italic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2a0aa" style:font-size-asian="10pt" style:font-style-asian="italic" style:font-name-complex="Arial" style:font-size-complex="10pt" style:font-style-complex="italic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3a26d" style:font-size-asian="10pt" style:font-style-asian="italic" style:font-name-complex="Arial" style:font-size-complex="10pt" style:font-style-complex="italic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3dbd2" style:font-size-asian="10pt" style:font-style-asian="italic" style:font-name-complex="Arial" style:font-size-complex="10pt" style:font-style-complex="italic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bd7fe" style:font-size-asian="10pt" style:font-style-asian="italic" style:font-name-complex="Arial" style:font-size-complex="10pt" style:font-style-complex="italic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cc183" style:font-size-asian="10pt" style:font-style-asian="italic" style:font-name-complex="Arial" style:font-size-complex="10pt" style:font-style-complex="italic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09e205" officeooo:paragraph-rsid="0009e205" style:font-size-asian="10pt" style:font-style-asian="italic" style:font-name-complex="Arial" style:font-size-complex="10pt" style:font-style-complex="italic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1562ee" officeooo:paragraph-rsid="001562ee" style:font-size-asian="10pt" style:font-style-asian="italic" style:font-name-complex="Arial" style:font-size-complex="10pt" style:font-style-complex="italic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officeooo:paragraph-rsid="00141de0" style:font-size-asian="10pt" style:font-size-complex="10pt"/>
    </style:style>
    <style:style style:name="P33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officeooo:rsid="0009e205" officeooo:paragraph-rsid="0009e205"/>
    </style:style>
    <style:style style:name="P34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</style:style>
    <style:style style:name="P3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size="10pt" style:font-size-asian="10pt" style:font-size-complex="10pt"/>
    </style:style>
    <style:style style:name="P38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39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40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2a0aa" style:font-size-asian="10pt" style:font-style-asian="italic" style:font-name-complex="Arial" style:font-size-complex="10pt" style:font-style-complex="italic"/>
    </style:style>
    <style:style style:name="P41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3a26d" style:font-size-asian="10pt" style:font-style-asian="italic" style:font-name-complex="Arial" style:font-size-complex="10pt" style:font-style-complex="italic"/>
    </style:style>
    <style:style style:name="P42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22a0aa" style:font-size-asian="10pt" style:font-style-asian="italic" style:font-name-complex="Arial" style:font-size-complex="10pt" style:font-style-complex="italic"/>
    </style:style>
    <style:style style:name="P43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cc183" style:font-size-asian="10pt" style:font-style-asian="italic" style:font-name-complex="Arial" style:font-size-complex="10pt" style:font-style-complex="italic"/>
    </style:style>
    <style:style style:name="P44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09e205" officeooo:paragraph-rsid="0009e205" style:font-size-asian="10pt" style:font-style-asian="italic" style:font-name-complex="Arial" style:font-size-complex="10pt" style:font-style-complex="italic"/>
    </style:style>
    <style:style style:name="P45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color="#000000" style:font-name="Courier 10 Pitch1" fo:font-size="10pt" fo:font-style="italic" officeooo:rsid="002247d4" officeooo:paragraph-rsid="002247d4" style:font-size-asian="10pt" style:font-style-asian="italic" style:font-name-complex="Arial" style:font-size-complex="10pt" style:font-style-complex="italic"/>
    </style:style>
    <style:style style:name="P46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color="#000000" style:font-name="Courier 10 Pitch1" fo:font-size="10pt" fo:font-style="italic" officeooo:rsid="002247d4" officeooo:paragraph-rsid="0023a26d" style:font-size-asian="10pt" style:font-style-asian="italic" style:font-name-complex="Arial" style:font-size-complex="10pt" style:font-style-complex="italic"/>
    </style:style>
    <style:style style:name="P47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fo:color="#000000" style:font-name="Courier 10 Pitch1" fo:font-size="10pt" fo:font-style="italic" officeooo:rsid="0023a26d" officeooo:paragraph-rsid="0023a26d" style:font-size-asian="10pt" style:font-style-asian="italic" style:font-name-complex="Arial" style:font-size-complex="10pt" style:font-style-complex="italic"/>
    </style:style>
    <style:style style:name="P48" style:family="paragraph" style:parent-style-name="Text_20_body">
      <loext:graphic-properties draw:fill="solid" draw:fill-color="#ffffcc" draw:opacity="100%"/>
      <style:paragraph-properties fo:orphans="0" fo:widows="0" fo:background-color="#ffffcc" fo:padding="0.049cm" fo:border="0.06pt solid #000000" style:shadow="none"/>
    </style:style>
    <style:style style:name="P49" style:family="paragraph" style:parent-style-name="Preformatted_20_Text">
      <style:paragraph-properties fo:padding="0.049cm" fo:border="0.06pt solid #000000" style:shadow="#808080 0.101cm 0.101cm"/>
      <style:text-properties style:font-name="Courier 10 Pitch1"/>
    </style:style>
    <style:style style:name="P50" style:family="paragraph" style:parent-style-name="Preformatted_20_Text">
      <loext:graphic-properties draw:fill="none" draw:fill-color="#ffffff"/>
      <style:paragraph-properties fo:background-color="transparent" fo:padding="0.049cm" fo:border="0.06pt solid #000000" style:shadow="#808080 0.101cm 0.101cm"/>
      <style:text-properties style:font-name="Courier 10 Pitch1"/>
    </style:style>
    <style:style style:name="P51" style:family="paragraph" style:parent-style-name="Standard">
      <style:paragraph-properties fo:padding="0.049cm" fo:border="0.06pt solid #000000" style:shadow="#808080 0.101cm 0.101cm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Text_20_body">
      <style:paragraph-properties fo:break-before="page"/>
    </style:style>
    <style:style style:name="P54" style:family="paragraph" style:parent-style-name="Text_20_body">
      <style:paragraph-properties fo:orphans="0" fo:widows="0"/>
    </style:style>
    <style:style style:name="P55" style:family="paragraph" style:parent-style-name="Text_20_body">
      <style:paragraph-properties fo:margin-left="2.558cm" fo:margin-right="0.596cm" fo:text-indent="0cm" style:auto-text-indent="false"/>
    </style:style>
    <style:style style:name="P56" style:family="paragraph" style:parent-style-name="Text_20_body">
      <style:paragraph-properties fo:margin-left="2.536cm" fo:margin-right="0cm" fo:text-indent="0cm" style:auto-text-indent="false"/>
    </style:style>
    <style:style style:name="P57" style:family="paragraph" style:parent-style-name="Text_20_body">
      <style:paragraph-properties fo:margin-left="3.81cm" fo:margin-right="0cm" fo:text-indent="0cm" style:auto-text-indent="false"/>
    </style:style>
    <style:style style:name="P58" style:family="paragraph" style:parent-style-name="Text_20_body">
      <style:paragraph-properties fo:margin-left="1.909cm" fo:margin-right="0.87cm" fo:text-align="justify" style:justify-single-word="false" fo:text-indent="0cm" style:auto-text-indent="false"/>
    </style:style>
    <style:style style:name="P59" style:family="paragraph" style:parent-style-name="Standard">
      <style:paragraph-properties fo:margin-left="2.498cm" fo:margin-right="0cm" fo:text-indent="0cm" style:auto-text-indent="false"/>
      <style:text-properties officeooo:rsid="0005ac34" officeooo:paragraph-rsid="0005ac34"/>
    </style:style>
    <style:style style:name="P60" style:family="paragraph" style:parent-style-name="Standard">
      <style:paragraph-properties fo:margin-left="2.498cm" fo:margin-right="0cm" fo:text-indent="0cm" style:auto-text-indent="false"/>
      <style:text-properties officeooo:rsid="0005ac34" officeooo:paragraph-rsid="00082c90"/>
    </style:style>
    <style:style style:name="P61" style:family="paragraph" style:parent-style-name="Standard" style:master-page-name="Standard">
      <style:paragraph-properties style:page-number="auto"/>
    </style:style>
    <style:style style:name="P62" style:family="paragraph" style:parent-style-name="Heading" style:master-page-name="Standard">
      <style:paragraph-properties fo:text-align="center" style:justify-single-word="false" style:page-number="auto" fo:padding="0.049cm" fo:border="0.06pt solid #000000" style:shadow="none"/>
    </style:style>
    <style:style style:name="P63" style:family="paragraph" style:parent-style-name="Text_20_body" style:list-style-name="L1">
      <style:paragraph-properties fo:orphans="0" fo:widows="0"/>
    </style:style>
    <style:style style:name="P64" style:family="paragraph" style:parent-style-name="Text_20_body" style:list-style-name="L2">
      <style:paragraph-properties fo:orphans="0" fo:widows="0"/>
    </style:style>
    <style:style style:name="P65" style:family="paragraph" style:parent-style-name="Text_20_body" style:list-style-name="WW8Num2">
      <style:paragraph-properties fo:margin-left="0cm" fo:margin-right="0cm" fo:text-indent="0cm" style:auto-text-indent="false"/>
    </style:style>
    <style:style style:name="P66" style:family="paragraph" style:parent-style-name="Text_20_body" style:list-style-name="WW8Num3">
      <style:paragraph-properties fo:margin-left="0cm" fo:margin-right="0cm" fo:text-indent="0cm" style:auto-text-indent="false"/>
    </style:style>
    <style:style style:name="P67" style:family="paragraph" style:parent-style-name="Heading_20_2">
      <style:text-properties officeooo:rsid="0005ac34"/>
    </style:style>
    <style:style style:name="P68" style:family="paragraph" style:parent-style-name="Heading_20_1">
      <style:text-properties officeooo:rsid="0005ac34" officeooo:paragraph-rsid="0005ac34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fo:color="#000000" style:font-name="Courier 10 Pitch1" fo:font-size="10pt" fo:font-style="italic" officeooo:rsid="002247d4" officeooo:paragraph-rsid="0022a0aa" style:font-size-asian="10pt" style:font-style-asian="italic" style:font-name-complex="Arial" style:font-size-complex="10pt" style:font-style-complex="italic"/>
    </style:style>
    <style:style style:name="T1" style:family="text">
      <style:text-properties officeooo:rsid="001b071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ec4a" style:font-weight-asian="bold" style:font-weight-complex="bold"/>
    </style:style>
    <style:style style:name="T6" style:family="text">
      <style:text-properties fo:font-weight="bold" officeooo:rsid="00179bc1" style:font-weight-asian="bold" style:font-weight-complex="bold"/>
    </style:style>
    <style:style style:name="T7" style:family="text">
      <style:text-properties fo:font-weight="bold" officeooo:rsid="00116a71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name-complex="Arial" style:font-style-complex="italic"/>
    </style:style>
    <style:style style:name="T9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10" style:family="text">
      <style:text-properties fo:font-style="italic" fo:font-weight="bold" officeooo:rsid="00116a71" style:font-style-asian="italic" style:font-weight-asian="bold" style:font-name-complex="Arial" style:font-style-complex="italic" style:font-weight-complex="bold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fo:font-style="italic" officeooo:rsid="00116a71" style:font-style-asian="italic" style:font-name-complex="Arial" style:font-style-complex="italic"/>
    </style:style>
    <style:style style:name="T13" style:family="text">
      <style:text-properties fo:font-style="italic" officeooo:rsid="00141de0" style:font-style-asian="italic" style:font-name-complex="Arial" style:font-style-complex="italic"/>
    </style:style>
    <style:style style:name="T14" style:family="text"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Courier 10 Pitch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6" style:family="text">
      <style:text-properties style:font-name="Courier 10 Pitch1" fo:font-size="10pt" fo:font-style="italic" fo:background-color="transparent" loext:char-shading-value="0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Courier 10 Pitch1" fo:font-size="10pt" style:font-size-asian="10pt" style:font-name-complex="Arial" style:font-size-complex="10pt"/>
    </style:style>
    <style:style style:name="T18" style:family="text">
      <style:text-properties style:font-name="Courier 10 Pitch1" fo:font-size="10pt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82c9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00ffff" loext:char-shading-value="0"/>
    </style:style>
    <style:style style:name="T22" style:family="text">
      <style:text-properties officeooo:rsid="00116a71"/>
    </style:style>
    <style:style style:name="T23" style:family="text">
      <style:text-properties officeooo:rsid="00179bc1"/>
    </style:style>
    <style:style style:name="T24" style:family="text">
      <style:text-properties fo:color="#800080"/>
    </style:style>
    <style:style style:name="T25" style:family="text">
      <style:text-properties fo:color="#800080" style:font-name="Courier 10 Pitch1" fo:font-size="10pt" fo:font-style="italic" fo:background-color="transparent" loext:char-shading-value="0" style:font-size-asian="10pt" style:font-style-asian="italic" style:font-name-complex="Arial" style:font-size-complex="10pt" style:font-style-complex="italic"/>
    </style:style>
    <style:style style:name="T26" style:family="text">
      <style:text-properties fo:color="#c0c0c0"/>
    </style:style>
    <style:style style:name="T27" style:family="text">
      <style:text-properties fo:color="#c0c0c0" style:font-name="Courier 10 Pitch1" fo:font-size="10pt" fo:font-style="italic" fo:background-color="transparent" loext:char-shading-value="0" style:font-size-asian="10pt" style:font-style-asian="italic" style:font-name-complex="Arial" style:font-size-complex="10pt" style:font-style-complex="italic"/>
    </style:style>
    <style:style style:name="T28" style:family="text">
      <style:text-properties fo:color="#c0c0c0" fo:font-weight="normal" style:font-weight-asian="normal" style:font-weight-complex="normal"/>
    </style:style>
    <style:style style:name="T29" style:family="text">
      <style:text-properties fo:color="#092e64"/>
    </style:style>
    <style:style style:name="T30" style:family="text">
      <style:text-properties fo:color="#092e64" fo:font-weight="normal" style:font-weight-asian="normal" style:font-weight-complex="normal"/>
    </style:style>
    <style:style style:name="T31" style:family="text">
      <style:text-properties fo:color="#00677c"/>
    </style:style>
    <style:style style:name="T32" style:family="text">
      <style:text-properties fo:color="#008000"/>
    </style:style>
    <style:style style:name="T33" style:family="text">
      <style:text-properties fo:color="#008000" officeooo:rsid="001a48ff"/>
    </style:style>
    <style:style style:name="T34" style:family="text">
      <style:text-properties fo:color="#008000" officeooo:rsid="001d7e15"/>
    </style:style>
    <style:style style:name="T35" style:family="text">
      <style:text-properties fo:color="#000080"/>
    </style:style>
    <style:style style:name="T36" style:family="text">
      <style:text-properties fo:color="#0000cc" style:font-name="Courier 10 Pitch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7" style:family="text">
      <style:text-properties fo:color="#0000cc" fo:font-weight="bold" style:font-weight-asian="bold" style:font-weight-complex="bold"/>
    </style:style>
    <style:style style:name="T38" style:family="text">
      <style:text-properties fo:color="#808000"/>
    </style:style>
    <style:style style:name="T39" style:family="text">
      <style:text-properties fo:color="#808000" fo:font-weight="normal" style:font-weight-asian="normal" style:font-weight-complex="normal"/>
    </style:style>
    <style:style style:name="T40" style:family="text">
      <style:text-properties fo:color="#000000" fo:font-weight="bold" fo:background-color="#ff33ff" loext:char-shading-value="0" style:font-weight-asian="bold" style:font-weight-complex="bold"/>
    </style:style>
    <style:style style:name="T41" style:family="text">
      <style:text-properties fo:color="#000000" fo:font-weight="bold" fo:background-color="#33ff99" loext:char-shading-value="0" style:font-weight-asian="bold" style:font-weight-complex="bold"/>
    </style:style>
    <style:style style:name="T42" style:family="text">
      <style:text-properties fo:color="#000000" fo:font-weight="bold" fo:background-color="#ffff00" loext:char-shading-value="0" style:font-weight-asian="bold" style:font-weight-complex="bold"/>
    </style:style>
    <style:style style:name="T43" style:family="text">
      <style:text-properties fo:color="#000000" fo:font-weight="bold" fo:background-color="#66ffff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Les Entrées/Sorties fichiers</text:p>
      <text:h text:style-name="Heading_20_1" text:outline-level="1">Nom de fichier et programmation</text:h>
      <text:p text:style-name="P58">Lorsque nous examinons le contenu d’un répertoire sur disque, nous visualisons le nom physique du fichier. </text:p>
      <text:p text:style-name="P58">C’est celui que nous fournissons lors de sa création, et, par la suite, pour y accéder. </text:p>
      <text:p text:style-name="P58">En programmation, le nom physique est seulement utilisé pour récupérer les propriétés du fichier (son type, son emplacement sur le disque, sa date de création, de modification...). </text:p>
      <text:p text:style-name="P58">Lors de l’ouverture ou de la création d’un fichier, un identificateur est renvoyé ( dit nom logique ) qui sera utilisé exclusivement pour manipuler le fichier.</text:p>
      <text:h text:style-name="Heading_20_1" text:outline-level="1">Rappel des différents types de fichiers.</text:h>
      <text:list xml:id="list822723581" text:style-name="WW8Num2">
        <text:list-item>
          <text:p text:style-name="P65">Les fichiers ordinaires stockés sur disque.</text:p>
        </text:list-item>
        <text:list-item>
          <text:p text:style-name="P65">Les fichiers d’entrée / sortie. </text:p>
        </text:list-item>
      </text:list>
      <text:p text:style-name="P55">La plupart des systèmes d’exploitation offrent un accès à ces fichiers, comme pour les fichiers ordinaires, à l’aide des pilotes de périphérique.</text:p>
      <text:p text:style-name="P55">Les noms des fichiers d’entrées/sorties sont standardisés. </text:p>
      <text:p text:style-name="P55">Par exemple, <text:span text:style-name="T4">stdin, stdout, stderr</text:span> sont des <text:span text:style-name="T4">descripteurs</text:span> de fichier standard utilisés pour dialoguer par défaut avec le clavier et l’écran de l’ordinateur. </text:p>
      <text:p text:style-name="P55">Tous trois sont ouverts automatiquement à chaque début de programme.</text:p>
      <text:list xml:id="list155624327663667" text:continue-list="list822723581" text:style-name="WW8Num2">
        <text:list-item text:start-value="1">
          <text:p text:style-name="P65">Les fichiers répertoires qui contiennent d’autres fichiers et répertoires. </text:p>
        </text:list-item>
      </text:list>
      <text:p text:style-name="P56">Les fonctions de manipulation de fichiers que nous allons décrire ci-dessous ne permettent pas, en général, d’accéder aisément à ce type de fichier, car chaque système d’exploitation personnalise l’accès aux disques.</text:p>
      <text:p text:style-name="P56">Il faut donc rechercher dans la documentation du système d’exploitation les fonctions permettant l’accès aux répertoires.</text:p>
      <text:h text:style-name="Heading_20_1" text:outline-level="1">Types d'accès aux fichiers, en C. </text:h>
      <text:list xml:id="list3280471565" text:style-name="WW8Num3">
        <text:list-item>
          <text:p text:style-name="P66">Approche dite de <text:span text:style-name="T3">bas niveau ou "par octet"</text:span>. </text:p>
        </text:list-item>
      </text:list>
      <text:p text:style-name="P57">Dans ce cas, la manipulation des fichiers se fait par un identificateur de type <text:span text:style-name="T3">entier</text:span>.</text:p>
      <text:list xml:id="list155624629586305" text:continue-list="list3280471565" text:style-name="WW8Num3">
        <text:list-item text:start-value="1">
          <text:p text:style-name="P66">Approche dite de <text:span text:style-name="T3">haut niveau où l’on considère le fichier comme un ensemble de blocs structurés</text:span>. </text:p>
        </text:list-item>
      </text:list>
      <text:p text:style-name="P57">La structure la plus simple est un <text:span text:style-name="T3">fichier texte</text:span> constitué d’une suite de caractères, éventuellement une suite de lignes. </text:p>
      <text:p text:style-name="P57">Lorsque le fichier est constitué de bloc de données de même type (Exemple : <text:s/>le fichier des salariés d’une entreprise), c’est un <text:span text:style-name="T3">fichier d’enregistrement.</text:span> </text:p>
      <text:p text:style-name="P57">On y accède par bloc et non-octet par octet.</text:p>
      <text:h text:style-name="P69" text:outline-level="1">Accès aux fichiers</text:h>
      <text:h text:style-name="Heading_20_2" text:outline-level="2">Les <text:bookmark-start text:name="basniveau"/>fonctions <text:bookmark-end text:name="basniveau"/>de bas niveau</text:h>
      <text:p text:style-name="Text_20_body">Ces différentes fonctions nécessitent les bibliothèques:</text:p>
      <text:p text:style-name="P50">#<text:span text:style-name="T35">include</text:span><text:span text:style-name="T26"> </text:span>&lt;<text:span text:style-name="T32">sys</text:span>/<text:span text:style-name="T32">types</text:span>.<text:span text:style-name="T32">h</text:span>&gt;</text:p>
      <text:p text:style-name="P17">#<text:span text:style-name="T35">include</text:span><text:span text:style-name="T26"> </text:span>&lt;<text:span text:style-name="T32">sys</text:span>/<text:span text:style-name="T32">stat</text:span>.<text:span text:style-name="T32">h</text:span>&gt;</text:p>
      <text:p text:style-name="P17">#<text:span text:style-name="T35">include</text:span><text:span text:style-name="T26"> </text:span>&lt;<text:span text:style-name="T32">fcntl</text:span>.<text:span text:style-name="T32">h</text:span>&gt;</text:p>
      <text:p text:style-name="P17">#<text:span text:style-name="T35">include</text:span><text:span text:style-name="T26"> </text:span>&lt;<text:span text:style-name="T32">unistd</text:span>.<text:span text:style-name="T32">h</text:span>&gt;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5">Opération</text:p>
          </table:table-cell>
          <table:table-cell table:style-name="Tableau16.A1" office:value-type="string">
            <text:p text:style-name="P5">Mode</text:p>
          </table:table-cell>
          <table:table-cell table:style-name="Tableau16.C1" office:value-type="string">
            <text:p text:style-name="P5">Syntaxe</text:p>
          </table:table-cell>
        </table:table-row>
        <table:table-row table:style-name="Tableau16.1">
          <table:table-cell table:style-name="Tableau16.A2" office:value-type="string">
            <text:p text:style-name="P6">Création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6"><text:span text:style-name="Code_20_HTML"><text:span text:style-name="T14">int </text:span></text:span><text:span text:style-name="Code_20_HTML"><text:span text:style-name="T36">creat</text:span></text:span><text:span text:style-name="Code_20_HTML"><text:span text:style-name="T14">(const char *pathname, mode_t mode)</text:span></text:span></text:p>
          </table:table-cell>
        </table:table-row>
        <table:table-row table:style-name="Tableau16.3">
          <table:table-cell table:style-name="Tableau16.A2" office:value-type="string">
            <text:p text:style-name="P6">Ouverture</text:p>
          </table:table-cell>
          <table:table-cell>
            <table:table table:is-sub-table="true">
              <table:table-column table:style-name="Tableau16.B"/>
              <table:table-row table:style-name="Tableau16.3">
                <table:table-cell table:style-name="Tableau16.A2" office:value-type="string">
                  <text:p text:style-name="P6">Lecture</text:p>
                </table:table-cell>
              </table:table-row>
              <table:table-row table:style-name="Tableau16.3">
                <table:table-cell table:style-name="Tableau16.A2" office:value-type="string">
                  <text:p text:style-name="P6">Ecriture</text:p>
                </table:table-cell>
              </table:table-row>
              <table:table-row table:style-name="Tableau16.3">
                <table:table-cell table:style-name="Tableau16.A2" office:value-type="string">
                  <text:p text:style-name="P6">Mise à jour</text:p>
                </table:table-cell>
              </table:table-row>
            </table:table>
          </table:table-cell>
          <table:table-cell table:style-name="Tableau16.C2" office:value-type="string">
            <text:p text:style-name="P8">int <text:span text:style-name="T37">open</text:span>(const char *pathname, int flags, mode_t mode);</text:p>
          </table:table-cell>
        </table:table-row>
        <table:table-row table:style-name="Tableau16.1">
          <table:table-cell table:style-name="Tableau16.A2" office:value-type="string">
            <text:p text:style-name="P6">Lec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ssize_t <text:span text:style-name="T37">read</text:span>(int fd, void *buf, size_t count);</text:p>
          </table:table-cell>
        </table:table-row>
        <table:table-row table:style-name="Tableau16.1">
          <table:table-cell table:style-name="Tableau16.A2" office:value-type="string">
            <text:p text:style-name="P6">Ecri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ssize_t <text:span text:style-name="T37">write</text:span>(int fd, const void *buf, size_t count);</text:p>
          </table:table-cell>
        </table:table-row>
        <table:table-row table:style-name="Tableau16.1">
          <table:table-cell table:style-name="Tableau16.A2" office:value-type="string">
            <text:p text:style-name="P6">Déplacement dans le fichier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/>
            <text:p text:style-name="P7">off_t <text:span text:style-name="T37">lseek</text:span>(int fd, off_t offset, int whence);</text:p>
          </table:table-cell>
        </table:table-row>
        <table:table-row table:style-name="Tableau16.1">
          <table:table-cell table:style-name="Tableau16.A2" office:value-type="string">
            <text:p text:style-name="P6">Ferme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int <text:span text:style-name="T37">close</text:span>(int fd);</text:p>
          </table:table-cell>
        </table:table-row>
      </table:table>
      <text:p text:style-name="Standard"/>
      <text:p text:style-name="P10"><text:span text:style-name="Code_20_HTML"><text:span text:style-name="T15">pathname<text:tab/></text:span></text:span><text:span text:style-name="Code_20_HTML"><text:span text:style-name="T14">: chemin et nom du fichier à ouvrir/créer.</text:span></text:span></text:p>
      <text:p text:style-name="P10"><text:span text:style-name="Code_20_HTML"><text:span text:style-name="T15">mode</text:span></text:span><text:span text:style-name="Code_20_HTML"><text:span text:style-name="T14"> <text:tab/><text:tab/>: indique les permissions à utiliser si un nouveau fichier est créé (il n'est significatif que si </text:span></text:span><text:span text:style-name="Code_20_HTML"><text:span text:style-name="T15">O_CREAT</text:span></text:span><text:span text:style-name="Code_20_HTML"><text:span text:style-name="T14"> fait partie des flags).</text:span></text:span></text:p>
      <text:p text:style-name="P9"><text:span text:style-name="Code_20_HTML"><text:span text:style-name="T18">flags</text:span></text:span><text:span text:style-name="Code_20_HTML"><text:span text:style-name="T17"> <text:tab/>: </text:span></text:span><text:span text:style-name="Code_20_HTML"><text:span text:style-name="T18">O_RDONLY</text:span></text:span><text:span text:style-name="Code_20_HTML"><text:span text:style-name="T17"> (lecture unique), </text:span></text:span><text:span text:style-name="Code_20_HTML"><text:span text:style-name="T18">O_WRONLY</text:span></text:span><text:span text:style-name="Code_20_HTML"><text:span text:style-name="T17"> (écriture unique) ou </text:span></text:span><text:span text:style-name="Code_20_HTML"><text:span text:style-name="T18">O_RDWR</text:span></text:span><text:span text:style-name="Code_20_HTML"><text:span text:style-name="T17">, à associer avec </text:span></text:span><text:span text:style-name="Code_20_HTML"><text:span text:style-name="T18">O_CREAT, O_APPEND</text:span></text:span><text:span text:style-name="Code_20_HTML"><text:span text:style-name="T17">, etc.</text:span></text:span></text:p>
      <text:p text:style-name="P9"><text:span text:style-name="Code_20_HTML"><text:span text:style-name="T18">fd</text:span></text:span><text:span text:style-name="Code_20_HTML"><text:span text:style-name="T17"><text:tab/><text:tab/>: Nom logique donné lors de la création/ouverture du fichier.</text:span></text:span></text:p>
      <text:p text:style-name="P9"><text:span text:style-name="Code_20_HTML"><text:span text:style-name="T18">buf</text:span></text:span><text:span text:style-name="Code_20_HTML"><text:span text:style-name="T17"><text:tab/><text:tab/>: Pointeur vers la zone mémoire récupérant les données lues ou à lire.</text:span></text:span></text:p>
      <text:p text:style-name="P9"><text:span text:style-name="Code_20_HTML"><text:span text:style-name="T18">count</text:span></text:span><text:span text:style-name="Code_20_HTML"><text:span text:style-name="T17"><text:tab/><text:tab/>: Nombre d'octets à écrire ou nombre maximum d'octets lisibles (pour read).</text:span></text:span></text:p>
      <text:p text:style-name="Standard"/>
      <text:p text:style-name="Standard">Normalement, un fichier se lit séquentiellement.</text:p>
      <text:p text:style-name="Standard">Toutefois, on peut aller directement à une position connue du fichier à l’aide de la fonction <text:span text:style-name="T5">f</text:span><text:span text:style-name="T3">seek</text:span>. </text:p>
      <text:p text:style-name="Standard">Cette fonction doit être appelée en cas de lecture puis d'écriture (ou inversement) sur un fichier pour que les opérations se réalisent correctement.</text:p>
      <text:p text:style-name="P3">Exemple : </text:p>
      <text:p text:style-name="P49"><text:span text:style-name="T26"><text:s text:c="4"/></text:span><text:span text:style-name="T38">int</text:span><text:span text:style-name="T26"> </text:span><text:span text:style-name="T29">fd</text:span><text:span text:style-name="T26"> </text:span>;<text:span text:style-name="T26"> </text:span></text:p>
      <text:p text:style-name="P16"><text:span text:style-name="T26"><text:s text:c="4"/></text:span><text:span text:style-name="T24">ssize_t</text:span><text:span text:style-name="T26"> </text:span><text:span text:style-name="T29">nbCarLu</text:span><text:span text:style-name="T26"> </text:span>;</text:p>
      <text:p text:style-name="P16"><text:span text:style-name="T26"><text:s text:c="4"/></text:span><text:span text:style-name="T38">char</text:span><text:span text:style-name="T26"> </text:span><text:span text:style-name="T29">buffer</text:span>[<text:span text:style-name="T35">1024</text:span>]<text:span text:style-name="T26"> </text:span>;</text:p>
      <text:p text:style-name="P16"><text:span text:style-name="T26"><text:s text:c="4"/></text:span><text:span text:style-name="T29">fd</text:span><text:span text:style-name="T26"> </text:span>=<text:span text:style-name="T26"> </text:span><text:span text:style-name="T31">open</text:span>(<text:span text:style-name="T32">"/home/bidochon/leFichier.txt"</text:span>,<text:span text:style-name="T26"> </text:span><text:span text:style-name="T35">O_RDWR</text:span><text:span text:style-name="T26"> </text:span>,<text:span text:style-name="T26"> </text:span><text:span text:style-name="T35">NULL</text:span>)<text:span text:style-name="T26"> </text:span>;</text:p>
      <text:p text:style-name="P16"><text:span text:style-name="T26"><text:s text:c="4"/></text:span><text:span text:style-name="T29">nbCarLu</text:span><text:span text:style-name="T26"> </text:span>=<text:span text:style-name="T26"> </text:span><text:span text:style-name="T31">read</text:span>(<text:span text:style-name="T29">fd</text:span>,<text:span text:style-name="T26"> </text:span><text:span text:style-name="T29">buffer</text:span><text:span text:style-name="T26"> </text:span>,<text:span text:style-name="T26"> </text:span><text:span text:style-name="T35">1024</text:span>)<text:span text:style-name="T26"> </text:span>;</text:p>
      <text:p text:style-name="P16"><text:span text:style-name="T26"><text:s text:c="4"/></text:span><text:span text:style-name="T29">nbCarLu</text:span><text:span text:style-name="T26"> </text:span>=<text:span text:style-name="T26"> </text:span><text:span text:style-name="T31">write</text:span>(<text:span text:style-name="T29">fd</text:span>,<text:span text:style-name="T26"> </text:span><text:span text:style-name="T32">"coucou"</text:span>,<text:span text:style-name="T26"> </text:span><text:span text:style-name="T35">6</text:span>);</text:p>
      <text:p text:style-name="P16"><text:span text:style-name="T26"><text:s text:c="4"/></text:span><text:span text:style-name="T24">FILE</text:span><text:span text:style-name="T26"> </text:span>*<text:span text:style-name="T29">fic</text:span>;</text:p>
      <text:p text:style-name="P51"/>
      <text:p text:style-name="P52"/>
      <text:h text:style-name="Heading_20_2" text:outline-level="2">Notion de descripteur de fichier</text:h>
      <text:p text:style-name="Text_20_body"><text:line-break/>Une entrée-sortie de bas niveau est identifiée par un <text:span text:style-name="T2">descripteur de fichier</text:span> (<text:span text:style-name="Teletype">«~file descriptor~»</text:span>). </text:p>
      <text:p text:style-name="Text_20_body">C'est un entier positif ou nul. </text:p>
      <text:p text:style-name="Text_20_body">Les flots <text:span text:style-name="Teletype"><text:span text:style-name="T4">stdin</text:span></text:span>, <text:span text:style-name="Teletype"><text:span text:style-name="T4">stdout</text:span></text:span> et <text:span text:style-name="Teletype"><text:span text:style-name="T4">stderr</text:span></text:span> ont comme <text:span text:style-name="Teletype"><text:span text:style-name="T4">descripteur</text:span></text:span><text:span text:style-name="Teletype"> de fichier</text:span> respectif <text:span text:style-name="Teletype"><text:span text:style-name="T2">0</text:span></text:span>, <text:span text:style-name="Teletype"><text:span text:style-name="T2">1</text:span></text:span> et <text:span text:style-name="Teletype"><text:span text:style-name="T2">2</text:span></text:span>. </text:p>
      <text:p text:style-name="Text_20_body">Il existe une table des <text:span text:style-name="Teletype">descripteurs de fichiers</text:span> rattachée à chaque processus. </text:p>
      <text:p text:style-name="Text_20_body">La première entrée libre dans cette table est affectée lors de la création d'un <text:span text:style-name="Teletype">descripteur de fichier</text:span>. </text:p>
      <text:p text:style-name="Text_20_body">Le nombre d'entrées de cette table, correspondant au nombre maximum de fichiers que peut ouvrir simultanément un processus, est donné par la pseudoconstante <text:span text:style-name="Teletype">NOFILE</text:span> définie dans le fichier en-tête &lt;<text:span text:style-name="Teletype">sys/param.h&gt;.</text:span></text:p>
      <text:h text:style-name="Heading_20_2" text:outline-level="2">Les <text:bookmark-start text:name="hautniveau"/>fonctions <text:bookmark-end text:name="hautniveau"/>de haut niveau</text:h>
      <text:p text:style-name="Text_20_body">Ces différentes fonctions demandent le fichier d’entête &lt;stdio.h&gt;.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18">Opération</text:p>
          </table:table-cell>
          <table:table-cell table:style-name="Tableau17.A1" office:value-type="string">
            <text:p text:style-name="P18">Mode</text:p>
          </table:table-cell>
          <table:table-cell table:style-name="Tableau17.C1" office:value-type="string">
            <text:p text:style-name="P18">Exemple</text:p>
          </table:table-cell>
        </table:table-row>
        <table:table-row table:style-name="Tableau17.1">
          <table:table-cell table:style-name="Tableau17.A2" office:value-type="string">
            <text:p text:style-name="P20">Déclaration</text:p>
          </table:table-cell>
          <table:table-cell table:style-name="Tableau17.A2" office:value-type="string">
            <text:p text:style-name="P20"/>
          </table:table-cell>
          <table:table-cell table:style-name="Tableau17.C2" office:value-type="string">
            <text:p text:style-name="P12"><text:span text:style-name="T25">FILE</text:span><text:span text:style-name="T27"> </text:span><text:span text:style-name="T16">*</text:span><text:span text:style-name="T29">pFich</text:span><text:span text:style-name="T16">;</text:span></text:p>
          </table:table-cell>
        </table:table-row>
        <table:table-row table:style-name="Tableau17.3">
          <table:table-cell table:style-name="Tableau17.A2" office:value-type="string">
            <text:p text:style-name="P20">Ouverture</text:p>
          </table:table-cell>
          <table:table-cell table:number-columns-spanned="2">
            <table:table table:is-sub-table="true">
              <table:table-column table:style-name="Tableau17.B3.1"/>
              <table:table-column table:style-name="Tableau17.B3.2"/>
              <table:table-row table:style-name="Tableau17.3">
                <table:table-cell table:style-name="Tableau17.A2" office:value-type="string">
                  <text:p text:style-name="P20">Lecture</text:p>
                </table:table-cell>
                <table:table-cell table:style-name="Tableau17.C2" office:value-type="string">
                  <text:p text:style-name="P11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3">r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0">Ecriture</text:p>
                </table:table-cell>
                <table:table-cell table:style-name="Tableau17.C2" office:value-type="string">
                  <text:p text:style-name="P11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w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0">Mise à jour</text:p>
                </table:table-cell>
                <table:table-cell table:style-name="Tableau17.C2" office:value-type="string">
                  <text:p text:style-name="P11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r+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0">Mise à jour avec effacement</text:p>
                </table:table-cell>
                <table:table-cell table:style-name="Tableau17.C2" office:value-type="string">
                  <text:p text:style-name="P11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w+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0">Ajout</text:p>
                </table:table-cell>
                <table:table-cell table:style-name="Tableau17.C2" office:value-type="string">
                  <text:p text:style-name="P11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a</text:span><text:span text:style-name="T32">"</text:span><text:span text:style-name="T26"> </text:span>);</text:p>
                </table:table-cell>
              </table:table-row>
            </table:table>
          </table:table-cell>
          <table:covered-table-cell/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 table:style-name="Tableau18.1">
            <table:table-cell table:style-name="Tableau18.A1" office:value-type="string">
              <text:p text:style-name="P35">Opération</text:p>
            </table:table-cell>
            <table:table-cell table:style-name="Tableau18.A1" office:value-type="string">
              <text:p text:style-name="P35">Mode</text:p>
            </table:table-cell>
            <table:table-cell table:style-name="Tableau18.C1" office:value-type="string">
              <text:p text:style-name="P35">Exemple</text:p>
            </table:table-cell>
          </table:table-row>
        </table:table-header-rows>
        <table:table-row table:style-name="Tableau18.2">
          <table:table-cell table:style-name="Tableau18.A2" office:value-type="string">
            <text:p text:style-name="P36">Lecture</text:p>
          </table:table-cell>
          <table:table-cell table:number-columns-spanned="2">
            <table:table table:is-sub-table="true">
              <table:table-column table:style-name="Tableau18.B2.1"/>
              <table:table-column table:style-name="Tableau18.B2.2"/>
              <table:table-row table:style-name="Tableau18.2">
                <table:table-cell table:style-name="Tableau18.A2" office:value-type="string">
                  <text:p text:style-name="P37">Par caractère</text:p>
                </table:table-cell>
                <table:table-cell table:style-name="Tableau18.B2.2.1" office:value-type="string">
                  <text:p text:style-name="P39"><text:span text:style-name="T38">unsigned</text:span><text:span text:style-name="T26"> </text:span><text:span text:style-name="T38">char</text:span><text:span text:style-name="T26"> </text:span><text:span text:style-name="T29">car</text:span>;</text:p>
                  <text:p text:style-name="P13"><text:span text:style-name="T29">car</text:span><text:span text:style-name="T26"> </text:span>=<text:span text:style-name="T26"> </text:span>(<text:span text:style-name="T38">unsigned</text:span><text:span text:style-name="T26"> </text:span><text:span text:style-name="T38">char</text:span>)<text:span text:style-name="T42">fgetc</text:span>(<text:span text:style-name="T29">pFich</text:span>)<text:span text:style-name="T26"> </text:span>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7">Par chaîne</text:p>
                </table:table-cell>
                <table:table-cell table:style-name="Tableau18.B2.2.1" office:value-type="string">
                  <text:p text:style-name="P39"><text:span text:style-name="T38">char</text:span><text:span text:style-name="T26"> </text:span><text:span text:style-name="T29">tampon</text:span>[<text:span text:style-name="T35">BUFSIZ</text:span>];</text:p>
                  <text:p text:style-name="P13"><text:span text:style-name="T38">char</text:span><text:span text:style-name="T26"> </text:span>*<text:span text:style-name="T29">valRet</text:span>;</text:p>
                  <text:p text:style-name="P13"><text:span text:style-name="T29">valRet</text:span><text:span text:style-name="T26"> </text:span>=<text:span text:style-name="T26"> </text:span><text:span text:style-name="T41">fgets</text:span><text:span text:style-name="T26"> </text:span>(<text:span text:style-name="T29">tampon</text:span>,<text:span text:style-name="T35">BUFSIZ</text:span>,<text:span text:style-name="T26"> </text:span><text:span text:style-name="T29">pFich</text:span>)<text:span text:style-name="T26"> </text:span>;</text:p>
                </table:table-cell>
              </table:table-row>
              <table:table-row table:style-name="Tableau18.B2.3">
                <table:table-cell table:style-name="Tableau18.A2" office:value-type="string">
                  <text:p text:style-name="P37">D'un type spécial</text:p>
                </table:table-cell>
                <table:table-cell table:style-name="Tableau18.B2.2.1" office:value-type="string">
                  <text:p text:style-name="P45">// exemple pour un couple entierReel</text:p>
                  <text:p text:style-name="P40"><text:span text:style-name="T39">int</text:span><text:span text:style-name="T28"> </text:span><text:span text:style-name="T30">nb</text:span><text:span text:style-name="T39">;</text:span></text:p>
                  <text:p text:style-name="P40"><text:span text:style-name="T38">int</text:span><text:span text:style-name="T26"> </text:span><text:span text:style-name="T29">unEntier</text:span>;</text:p>
                  <text:p text:style-name="P13"><text:span text:style-name="T38">float</text:span><text:span text:style-name="T26"> </text:span><text:span text:style-name="T29">unReelSimple</text:span>;</text:p>
                  <text:p text:style-name="P13"><text:span text:style-name="T29">nb</text:span>=<text:span text:style-name="T40">fscanf</text:span>(<text:span text:style-name="T29">pFich</text:span>,<text:span text:style-name="T26"> </text:span><text:span text:style-name="T32">"%d%f"</text:span>,<text:span text:style-name="T26"> </text:span>&amp;<text:span text:style-name="T29">unEntier</text:span>,<text:span text:style-name="T26"> </text:span>&amp;<text:span text:style-name="T29">unReelSimple</text:span>)<text:span text:style-name="T26"> </text:span>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7">Par bloc</text:p>
                </table:table-cell>
                <table:table-cell table:style-name="Tableau18.B2.2.1" office:value-type="string">
                  <text:p text:style-name="P25">nbLu=<text:span text:style-name="T21">fread</text:span>(tampon, taille, nbTampon, pFich);</text:p>
                  <text:p text:style-name="P23"/>
                  <text:p text:style-name="P23"><text:span text:style-name="T4">nb</text:span><text:span text:style-name="T7">Lu</text:span> <text:span text:style-name="T22">contiendra le nombre d'octets qui ont été lus à partir du fichier</text:span></text:p>
                  <text:p text:style-name="P22"><text:span text:style-name="T4">tampon</text:span> est <text:span text:style-name="T22">l'adresse d'</text:span>une zone mémoire <text:span text:style-name="T22">qui va stoker les </text:span>octets <text:span text:style-name="T22">lus</text:span>, </text:p>
                  <text:p text:style-name="P22"><text:span text:style-name="T4">taille</text:span> contient la taille d'un enregistrement et </text:p>
                  <text:p text:style-name="P23"><text:span text:style-name="T4">nbTampon</text:span> le nombre d'enregistrements à <text:span text:style-name="T22">lire</text:span> </text:p>
                  <text:p text:style-name="P23"/>
                  <text:p text:style-name="P70">// exemple pour un tableau</text:p>
                  <text:p text:style-name="P42"><text:span text:style-name="T26"><text:s text:c="4"/></text:span><text:span text:style-name="T24">size_t</text:span><text:span text:style-name="T26"> </text:span><text:span text:style-name="T29">nbLu</text:span>;</text:p>
                  <text:p text:style-name="P13"><text:span text:style-name="T26"><text:s text:c="4"/></text:span><text:span text:style-name="T38">char</text:span><text:span text:style-name="T26"> </text:span><text:span text:style-name="T29">buff</text:span>[<text:span text:style-name="T35">BUFSIZ</text:span>];</text:p>
                  <text:p text:style-name="P13"><text:span text:style-name="T26"><text:s text:c="4"/></text:span><text:span text:style-name="T29">nbLu</text:span>=<text:span text:style-name="T43">fread</text:span>(<text:span text:style-name="T29">buff</text:span>,<text:span text:style-name="T26"> </text:span><text:span text:style-name="T38">sizeof</text:span><text:span text:style-name="T26"> </text:span>(<text:span text:style-name="T38">char</text:span>),<text:span text:style-name="T26"> </text:span><text:span text:style-name="T35">BUFSIZ</text:span>,<text:span text:style-name="T26"> </text:span><text:span text:style-name="T29">pFich</text:span>);</text:p>
                  <text:p text:style-name="P14">// exemple pour un entier</text:p>
                  <text:p text:style-name="P13"><text:span text:style-name="T26"><text:s text:c="4"/></text:span><text:span text:style-name="T38">int</text:span><text:span text:style-name="T26"> </text:span><text:span text:style-name="T29">valALire</text:span>;</text:p>
                  <text:p text:style-name="P13"><text:span text:style-name="T26"><text:s text:c="4"/></text:span><text:span text:style-name="T29">nbLu</text:span>=<text:span text:style-name="T43">fread</text:span>(&amp;<text:span text:style-name="T29">valALire</text:span>,<text:span text:style-name="T26"> </text:span><text:span text:style-name="T38">sizeof</text:span><text:span text:style-name="T26"> </text:span>(<text:span text:style-name="T29">valALire</text:span>),<text:span text:style-name="T26"> </text:span><text:span text:style-name="T35">1</text:span>,<text:span text:style-name="T26"> </text:span><text:span text:style-name="T29">pFich</text:span>);</text:p>
                  <text:p text:style-name="P14">// exemple pour un reel</text:p>
                  <text:p text:style-name="P13"><text:span text:style-name="T26"><text:s text:c="4"/></text:span><text:span text:style-name="T38">float</text:span><text:span text:style-name="T26"> </text:span><text:span text:style-name="T29">valALire2</text:span>;</text:p>
                  <text:p text:style-name="P13"><text:span text:style-name="T26"><text:s text:c="4"/></text:span><text:span text:style-name="T29">nbLu</text:span>=<text:span text:style-name="T43">fread</text:span>(&amp;<text:span text:style-name="T29">valALire2</text:span>,<text:span text:style-name="T26"> </text:span><text:span text:style-name="T38">sizeof</text:span><text:span text:style-name="T26"> </text:span>(<text:span text:style-name="T29">valALire</text:span>),<text:span text:style-name="T26"> </text:span><text:span text:style-name="T35">1</text:span>,<text:span text:style-name="T26"> </text:span><text:span text:style-name="T29">pFich</text:span>);</text:p>
                  <text:p text:style-name="P28"/>
                </table:table-cell>
              </table:table-row>
            </table:table>
          </table:table-cell>
          <table:covered-table-cell/>
        </table:table-row>
        <text:soft-page-break/>
        <table:table-row table:style-name="Tableau18.2">
          <table:table-cell table:style-name="Tableau18.A2" office:value-type="string">
            <text:p text:style-name="P36">Ecriture</text:p>
          </table:table-cell>
          <table:table-cell table:number-columns-spanned="2">
            <table:table table:is-sub-table="true">
              <table:table-column table:style-name="Tableau18.B2.1"/>
              <table:table-column table:style-name="Tableau18.B2.2"/>
              <table:table-row table:style-name="Tableau18.2">
                <table:table-cell table:style-name="Tableau18.A2" office:value-type="string">
                  <text:p text:style-name="P37">Par caractère</text:p>
                </table:table-cell>
                <table:table-cell table:style-name="Tableau18.B2.2.1" office:value-type="string">
                  <text:p text:style-name="P41"><text:span text:style-name="T38">unsigned</text:span><text:span text:style-name="T26"> </text:span><text:span text:style-name="T38">char</text:span><text:span text:style-name="T26"> </text:span><text:span text:style-name="T29">car</text:span>;</text:p>
                  <text:p text:style-name="P39"><text:span text:style-name="T38">int</text:span><text:span text:style-name="T26"> </text:span><text:span text:style-name="T29">valRetour</text:span>;</text:p>
                  <text:p text:style-name="P13"><text:span text:style-name="T29">valRetour</text:span><text:span text:style-name="T26"> </text:span>=<text:span text:style-name="T26"> </text:span><text:span text:style-name="T42">fputc</text:span>(<text:span text:style-name="T29">car</text:span>,<text:span text:style-name="T29">pFich</text:span>)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7">Par chaîne</text:p>
                </table:table-cell>
                <table:table-cell table:style-name="Tableau18.B2.2.1" office:value-type="string">
                  <text:p text:style-name="P39"><text:span text:style-name="T38">char</text:span><text:span text:style-name="T26"> </text:span><text:span text:style-name="T29">buff</text:span>[<text:span text:style-name="T35">BUFSIZ</text:span>];</text:p>
                  <text:p text:style-name="P41"><text:span text:style-name="T38">int</text:span><text:span text:style-name="T26"> </text:span><text:span text:style-name="T29">valRetour</text:span>;</text:p>
                  <text:p text:style-name="P39"><text:span text:style-name="T29">valRetour</text:span><text:span text:style-name="T26"> </text:span>=<text:span text:style-name="T26"> </text:span><text:span text:style-name="T41">fputs</text:span>(<text:span text:style-name="T29">buff</text:span>,<text:span text:style-name="T29">pFich</text:span>);</text:p>
                  <text:p text:style-name="P21"/>
                </table:table-cell>
              </table:table-row>
              <table:table-row table:style-name="Tableau18.2">
                <table:table-cell table:style-name="Tableau18.A2" office:value-type="string">
                  <text:p text:style-name="P37">D'un type spécial</text:p>
                </table:table-cell>
                <table:table-cell table:style-name="Tableau18.B2.2.1" office:value-type="string">
                  <text:p text:style-name="P46">// exemple pour un couple entierReel</text:p>
                  <text:p text:style-name="P38"><text:span text:style-name="T38">int</text:span><text:span text:style-name="T26"> </text:span><text:span text:style-name="T29">nb</text:span>;</text:p>
                  <text:p text:style-name="P38"><text:span text:style-name="T38">int</text:span><text:span text:style-name="T26"> </text:span><text:span text:style-name="T29">unEntier</text:span>;</text:p>
                  <text:p text:style-name="P13"><text:span text:style-name="T38">float</text:span><text:span text:style-name="T26"> </text:span><text:span text:style-name="T29">unReelSimple</text:span>;</text:p>
                  <text:p text:style-name="P38"><text:span text:style-name="T29">nb</text:span><text:span text:style-name="T26"> </text:span>=<text:span text:style-name="T26"> </text:span><text:span text:style-name="T40">fprintf</text:span>(<text:span text:style-name="T29">pFich</text:span>,<text:span text:style-name="T32">"%d%f"</text:span>,<text:span text:style-name="T29">unEntier</text:span>,<text:span text:style-name="T29">unReelSimple</text:span>)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7">Par bloc</text:p>
                </table:table-cell>
                <table:table-cell table:style-name="Tableau18.B2.2.1" office:value-type="string">
                  <text:p text:style-name="P26">nbEcrit=<text:span text:style-name="T21">fwrite</text:span>(tampon, taille, nbTampon, pFich);</text:p>
                  <text:p text:style-name="P23">/* </text:p>
                  <text:p text:style-name="P23"><text:span text:style-name="T4">nbEcrit</text:span> <text:span text:style-name="T22">contiendra le nombre d'octets qui ont été écrits dans le fichier</text:span></text:p>
                  <text:p text:style-name="P22"><text:span text:style-name="T4">tampon</text:span> est <text:span text:style-name="T22">l'adresse d'</text:span>une zone mémoire contenant les octets à écrire, </text:p>
                  <text:p text:style-name="P22"><text:span text:style-name="T4">taille</text:span> contient la taille d'un enregistrement et </text:p>
                  <text:p text:style-name="P23"><text:span text:style-name="T4">nbTampon</text:span> le nombre d'enregistrements à écrire </text:p>
                  <text:p text:style-name="P23">*/</text:p>
                  <text:p text:style-name="P47">//Exemple avec un tableau</text:p>
                  <text:p text:style-name="P43"><text:span text:style-name="T24">size_t</text:span><text:span text:style-name="T26"> </text:span><text:span text:style-name="T29">nbEcrit</text:span>;</text:p>
                  <text:p text:style-name="P41"><text:span text:style-name="T38">char</text:span><text:span text:style-name="T26"> </text:span><text:span text:style-name="T29">buff</text:span>[<text:span text:style-name="T35">BUFSIZ</text:span>];</text:p>
                  <text:p text:style-name="P13"><text:span text:style-name="T29">nbEcrit</text:span><text:span text:style-name="T26"> </text:span>=<text:span text:style-name="T26"> </text:span><text:span text:style-name="T43">fwrite</text:span>(<text:span text:style-name="T29">buff</text:span>,<text:span text:style-name="T38">sizeof</text:span><text:span text:style-name="T26"> </text:span>(<text:span text:style-name="T38">char</text:span>),<text:span text:style-name="T35">BUFSIZ</text:span>,<text:span text:style-name="T29">pFich</text:span>);</text:p>
                  <text:p text:style-name="P29"/>
                </table:table-cell>
              </table:table-row>
            </table:table>
          </table:table-cell>
          <table:covered-table-cell/>
        </table:table-row>
      </table:table>
      <text:p text:style-name="Text_20_body"/>
      <text:p text:style-name="P53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19">Opération</text:p>
            </table:table-cell>
            <table:table-cell table:style-name="Tableau1.A1" office:value-type="string">
              <text:p text:style-name="P19">Mode</text:p>
            </table:table-cell>
            <table:table-cell table:style-name="Tableau1.C1" office:value-type="string">
              <text:p text:style-name="P19">Exempl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0">Déplacement dans le fichier</text:p>
          </table:table-cell>
          <table:table-cell table:style-name="Tableau1.A2" office:value-type="string">
            <text:p text:style-name="P34">Accès direct</text:p>
          </table:table-cell>
          <table:table-cell table:style-name="Tableau1.C2" office:value-type="string">
            <text:p text:style-name="P27"><text:span text:style-name="T20">fseek</text:span> (pFich, offset, ord); </text:p>
            <text:p text:style-name="P32"><text:span text:style-name="T9">offset</text:span><text:span text:style-name="T11"> est un </text:span><text:span text:style-name="T8">long</text:span><text:span text:style-name="T11"> correspondant au déplacement </text:span><text:span text:style-name="T13">(en nombre d'octets) </text:span><text:span text:style-name="T11">dans le fichier </text:span></text:p>
            <text:p text:style-name="P32"><text:span text:style-name="T9">or</text:span><text:span text:style-name="T10">d</text:span><text:span text:style-name="T11"> indique si l'on part du début </text:span><text:span text:style-name="T9">or</text:span><text:span text:style-name="T10">d</text:span><text:span text:style-name="T9"> = 0</text:span><text:span text:style-name="T11">, de la position courant</text:span><text:span text:style-name="T12">e</text:span><text:span text:style-name="T11"> </text:span><text:span text:style-name="T9">or</text:span><text:span text:style-name="T10">d</text:span><text:span text:style-name="T9"> = 1</text:span><text:span text:style-name="T11"> ou de la fin </text:span><text:span text:style-name="T9">or</text:span><text:span text:style-name="T10">d</text:span><text:span text:style-name="T9"> = 2</text:span><text:span text:style-name="T11"> </text:span></text:p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0">Fermeture</text:p>
          </table:table-cell>
          <table:table-cell table:style-name="Tableau1.A2" office:value-type="string">
            <text:p text:style-name="P34"/>
          </table:table-cell>
          <table:table-cell table:style-name="Tableau1.C2" office:value-type="string">
            <text:p text:style-name="P21"/>
            <text:p text:style-name="P21"><text:span text:style-name="T20">fclose</text:span> (pFich);</text:p>
            <text:p text:style-name="P21"/>
          </table:table-cell>
        </table:table-row>
        <table:table-row table:style-name="Tableau1.1">
          <table:table-cell table:style-name="Tableau1.A2" office:value-type="string">
            <text:p text:style-name="P33">Gestion de fin de fichier</text:p>
          </table:table-cell>
          <table:table-cell table:style-name="Tableau1.A2" office:value-type="string">
            <text:p text:style-name="P34"/>
          </table:table-cell>
          <table:table-cell table:style-name="Tableau1.C2" office:value-type="string">
            <text:p text:style-name="P31">/*</text:p>
            <text:p text:style-name="P31">fread() ne fait pas la différence entre la fin de fichier et une erreur, c'est pour cela que l'on devra utiliser <text:span text:style-name="T4">feof</text:span>()</text:p>
            <text:p text:style-name="P31">*/</text:p>
            <text:p text:style-name="P44"><text:span text:style-name="T29">nbLu</text:span>=<text:span text:style-name="T31">fread</text:span>(<text:span text:style-name="T29">tampon</text:span>,<text:span text:style-name="T26"> </text:span><text:span text:style-name="T38">sizeof</text:span><text:span text:style-name="T26"> </text:span>(<text:span text:style-name="T38">char</text:span>),<text:span text:style-name="T26"> </text:span><text:span text:style-name="T35">1</text:span>,<text:span text:style-name="T26"> </text:span><text:span text:style-name="T29">pFich</text:span>);</text:p>
            <text:p text:style-name="P13"><text:span text:style-name="T38">while</text:span>(!<text:span text:style-name="T42">feof</text:span>(<text:span text:style-name="T29">pFich</text:span>)){</text:p>
            <text:p text:style-name="P13"><text:span text:style-name="T26"><text:s text:c="6"/></text:span><text:span text:style-name="T29">nbLu</text:span>=<text:span text:style-name="T31">fread</text:span>(<text:span text:style-name="T29">tampon</text:span>,<text:span text:style-name="T26"> </text:span><text:span text:style-name="T38">sizeof</text:span><text:span text:style-name="T26"> </text:span>(<text:span text:style-name="T38">char</text:span>),<text:span text:style-name="T26"> </text:span><text:span text:style-name="T35">1</text:span>,<text:span text:style-name="T26"> </text:span><text:span text:style-name="T29">pFich</text:span>);</text:p>
            <text:p text:style-name="P15">...</text:p>
            <text:p text:style-name="P13">}</text:p>
            <text:p text:style-name="P30"/>
          </table:table-cell>
        </table:table-row>
      </table:table>
      <text:p text:style-name="Standard"/>
      <text:p text:style-name="P61"/>
      <text:h text:style-name="Heading_20_1" text:outline-level="1">Gestion des erreurs d'E/S</text:h>
      <text:p text:style-name="Standard">La plupart des fonctions d'ouverture, de lecture ou d'écriture mettent à jour une variable particulière en cas d'erreur.</text:p>
      <text:p text:style-name="Standard">Cette variable fait partie de la bibliothèque <text:span text:style-name="T4">&lt;errno.h&gt;</text:span> et se nomme <text:span text:style-name="T4">errno</text:span> et contient de numéro de l'erreur.</text:p>
      <text:p text:style-name="Standard"/>
      <text:p text:style-name="Standard">Voici un exemple d'utilisation:</text:p>
      <text:p text:style-name="P49"><text:span text:style-name="T24">FILE</text:span><text:span text:style-name="T26"> </text:span>*<text:span text:style-name="T29">fic</text:span>;</text:p>
      <text:p text:style-name="P16"><text:span text:style-name="T26"><text:s text:c="4"/></text:span><text:span text:style-name="T29">fic</text:span><text:span text:style-name="T26"> </text:span>=<text:span text:style-name="T26"> </text:span><text:span text:style-name="T31">fopen</text:span>(<text:span text:style-name="T26"> </text:span><text:span text:style-name="T32">"/home/unfichier.txt"</text:span>,<text:span text:style-name="T26"> </text:span><text:span text:style-name="T32">"w+"</text:span><text:span text:style-name="T26"> </text:span>);</text:p>
      <text:p text:style-name="P16"><text:span text:style-name="T26"><text:s text:c="4"/></text:span><text:span text:style-name="T38">if</text:span><text:span text:style-name="T26"> </text:span>(<text:span text:style-name="T26"> </text:span><text:span text:style-name="T29">fic</text:span><text:span text:style-name="T26"> </text:span>==<text:span text:style-name="T26"> </text:span><text:span text:style-name="T35">NULL</text:span><text:span text:style-name="T26"> </text:span>)<text:span text:style-name="T26"> <text:s text:c="9"/></text:span><text:span text:style-name="T32">//</text:span><text:span text:style-name="T26"> </text:span><text:span text:style-name="T32">pb</text:span><text:span text:style-name="T26"> </text:span><text:span text:style-name="T32">ouverture</text:span><text:span text:style-name="T26"> </text:span><text:span text:style-name="T32">fichier</text:span></text:p>
      <text:p text:style-name="P16"><text:span text:style-name="T26"><text:s text:c="4"/></text:span>{</text:p>
      <text:p text:style-name="P16"><text:span text:style-name="T26"><text:s text:c="8"/></text:span><text:span text:style-name="T31">printf</text:span>(<text:span text:style-name="T26"> </text:span><text:span text:style-name="T32">"%s\n"</text:span>,<text:span text:style-name="T26"> </text:span><text:span text:style-name="T31">strerror</text:span>(<text:span text:style-name="T26"> </text:span><text:span text:style-name="T35">errno</text:span><text:span text:style-name="T26"> </text:span>)<text:span text:style-name="T26"> </text:span>);</text:p>
      <text:p text:style-name="P16"><text:span text:style-name="T26"><text:s text:c="8"/></text:span><text:span text:style-name="T31">exit</text:span>(<text:span text:style-name="T26"> </text:span><text:span text:style-name="T35">errno</text:span><text:span text:style-name="T26"> </text:span>);</text:p>
      <text:p text:style-name="P16"><text:span text:style-name="T26"><text:s text:c="4"/></text:span>}</text:p>
      <text:p text:style-name="P54"/>
      <text:p text:style-name="P54">La fonction <text:span text:style-name="T6">f</text:span><text:span text:style-name="T4">open</text:span> retourne <text:span text:style-name="T23">NULL</text:span> en cas de problème.</text:p>
      <text:p text:style-name="P54">Nous utilisons une autre fonction, nommée <text:span text:style-name="T4">strerror</text:span> (nécessite la bibliothèque <text:span text:style-name="T4">&lt;string.h&gt;</text:span>), qui permet de convertir le numéro d'erreur en une chaîne de caractères plus parlante.</text:p>
      <text:list xml:id="list2941883504" text:style-name="L1">
        <text:list-item>
          <text:p text:style-name="P63">Si le fichier n'existe pas, nous aurons le message:</text:p>
        </text:list-item>
      </text:list>
      <text:p text:style-name="P48">No such file or directory</text:p>
      <text:list xml:id="list917228809" text:style-name="L2">
        <text:list-item>
          <text:p text:style-name="P64">Si le fichier n'appartient pas à celui qui veut l'ouvrir, nous aurons le message:</text:p>
        </text:list-item>
      </text:list>
      <text:p text:style-name="P48">Permission denied</text:p>
      <text:h text:style-name="P68" text:outline-level="1">Documentation</text:h>
      <text:h text:style-name="P67" text:outline-level="2">Fonctions bas niveau</text:h>
      <text:p text:style-name="P59"><text:a xlink:type="simple" xlink:href="http://manpagesfr.free.fr/man/man2/open.2.html" text:style-name="Internet_20_link" text:visited-style-name="Visited_20_Internet_20_Link">http://manpagesfr.free.fr/man/man2/open.2.html</text:a> </text:p>
      <text:p text:style-name="P59"><text:a xlink:type="simple" xlink:href="http://manpagesfr.free.fr/man/man2/read.2.html" text:style-name="Internet_20_link" text:visited-style-name="Visited_20_Internet_20_Link">http://manpagesfr.free.fr/man/man2/read.2.html</text:a> </text:p>
      <text:p text:style-name="P59"><text:a xlink:type="simple" xlink:href="http://manpagesfr.free.fr/man/man2/write.2.html" text:style-name="Internet_20_link" text:visited-style-name="Visited_20_Internet_20_Link">http://manpagesfr.free.fr/man/man2/write.2.html</text:a> </text:p>
      <text:p text:style-name="P59"><text:a xlink:type="simple" xlink:href="http://manpagesfr.free.fr/man/man2/close.2.html" text:style-name="Internet_20_link" text:visited-style-name="Visited_20_Internet_20_Link">http://manpagesfr.free.fr/man/man2/close.2.html</text:a> </text:p>
      <text:p text:style-name="P4"/>
      <text:h text:style-name="P67" text:outline-level="2">Fonctions haut niveau</text:h>
      <text:p text:style-name="P4"/>
      <text:p text:style-name="P59"><text:a xlink:type="simple" xlink:href="http://manpagesfr.free.fr/man/man3/fopen.3.html" text:style-name="Internet_20_link" text:visited-style-name="Visited_20_Internet_20_Link">http://manpagesfr.free.fr/man/man3/fopen.3.html</text:a> </text:p>
      <text:p text:style-name="P59"/>
      <text:p text:style-name="P59"><text:a xlink:type="simple" xlink:href="http://manpagesfr.free.fr/man/man3/gets.3.html" text:style-name="Internet_20_link" text:visited-style-name="Visited_20_Internet_20_Link">http://manpagesfr.free.fr/man/man3/gets.3.html</text:a> </text:p>
      <text:p text:style-name="P59"><text:a xlink:type="simple" xlink:href="http://manpagesfr.free.fr/man/man3/scanf.3.html" text:style-name="Internet_20_link" text:visited-style-name="Visited_20_Internet_20_Link">http://manpagesfr.free.fr/man/man3/scanf.3.html</text:a> </text:p>
      <text:p text:style-name="P59"><text:a xlink:type="simple" xlink:href="http://manpagesfr.free.fr/man/man3/fread.3.html" text:style-name="Internet_20_link" text:visited-style-name="Visited_20_Internet_20_Link">http://manpagesfr.free.fr/man/man3/fread.3.html</text:a> </text:p>
      <text:p text:style-name="P59"/>
      <text:p text:style-name="P59"><text:a xlink:type="simple" xlink:href="http://manpagesfr.free.fr/man/man3/puts.3.html" text:style-name="Internet_20_link" text:visited-style-name="Visited_20_Internet_20_Link">http://manpagesfr.free.fr/man/man3/puts.3.html</text:a> </text:p>
      <text:p text:style-name="P59"><text:a xlink:type="simple" xlink:href="http://manpagesfr.free.fr/man/man3/printf.3.html" text:style-name="Internet_20_link" text:visited-style-name="Visited_20_Internet_20_Link">http://manpagesfr.free.fr/man/man3/printf.3.html</text:a> </text:p>
      <text:p text:style-name="P59"/>
      <text:p text:style-name="P59"><text:a xlink:type="simple" xlink:href="http://manpagesfr.free.fr/man/man3/fclose.3.html" text:style-name="Internet_20_link" text:visited-style-name="Visited_20_Internet_20_Link">http://manpagesfr.free.fr/man/man3/fclose.3.html</text:a> </text:p>
      <text:p text:style-name="P59"/>
      <text:p text:style-name="P60"><text:a xlink:type="simple" xlink:href="http://manpagesfr.free.fr/man/man3/ferror.3.html" text:style-name="Internet_20_link" text:visited-style-name="Visited_20_Internet_20_Link"><text:span text:style-name="T19">http://manpagesfr.free.fr/man/man3/ferror.3.html</text:span></text:a></text:p>
      <text:p text:style-name="P60"/>
      <text:p text:style-name="P59"><text:a xlink:type="simple" xlink:href="http://manpagesfr.free.fr/man/man3/strerror.3.html" text:style-name="Internet_20_link" text:visited-style-name="Visited_20_Internet_20_Link">http://manpagesfr.free.fr/man/man3/strerror.3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loext:contextual-spacing="false" fo:background-color="#ffffff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>
      <style:text-properties fo:language="fr" fo:country="FR" style:language-complex="ar" style:country-complex="SA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6pt solid #000000" fo:border-bottom="none" style:shadow="none"/>
    </style:style>
    <style:style style:name="MP2" style:family="paragraph" style:parent-style-name="Footer">
      <style:paragraph-properties fo:padding="0cm" fo:border-left="none" fo:border-right="none" fo:border-top="0.06pt solid #000000" fo:border-bottom="none" style:shadow="none"/>
      <style:text-properties officeooo:paragraph-rsid="00175f87"/>
    </style:style>
    <style:style style:name="MT1" style:family="text">
      <style:text-properties officeooo:rsid="001b0714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NIR</text:span><text:tab/>Accès aux fichiers<text:tab/><text:page-number text:select-page="current">7</text:page-number>/<text:page-count>7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MP2"><text:span text:style-name="MT1">SNIR</text:span><text:tab/><text:tab/>Accès aux fichiers<text:tab/><text:tab/><text:tab/><text:tab/><text:tab/><text:tab/><text:tab/><text:page-number text:select-page="current">6</text:page-number>/<text:page-count>7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MonModeleTDTP</dc:title>
    <meta:creation-date>2009-11-23T07:53:13</meta:creation-date>
    <dc:language>en-US</dc:language>
    <meta:editing-cycles>39</meta:editing-cycles>
    <meta:editing-duration>PT5H5M30S</meta:editing-duration>
    <dc:date>2020-01-14T15:56:23.562017958</dc:date>
    <meta:document-statistic meta:table-count="4" meta:image-count="0" meta:object-count="0" meta:page-count="7" meta:paragraph-count="204" meta:word-count="1230" meta:character-count="8620" meta:non-whitespace-character-count="7453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openoffice.org/3/user/template/MonModeleTDTP.ott" meta:date="2009-11-23T07:53:13"/>
  </office:meta>
</office:document-meta>
</file>